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/>
    </style:style>
    <style:style style:name="T1" style:family="text">
      <style:text-properties style:text-line-through-style="none" style:text-line-through-typ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kdir FISAT</text:p>
      <text:p text:style-name="P1">exam@debian:~$ cd FISAT</text:p>
      <text:p text:style-name="P1">exam@debian:~/FISAT$ mkdir Day1</text:p>
      <text:p text:style-name="P1">exam@debian:~/FISAT$ cd Day1</text:p>
      <text:p text:style-name="P1">exam@debian:~/FISAT/Day1$ cat &gt; f1.txt</text:p>
      <text:p text:style-name="P1">hello</text:p>
      <text:p text:style-name="P1">exam@debian:~/FISAT/Day1$ cat f1.txt</text:p>
      <text:p text:style-name="P1">hello</text:p>
      <text:p text:style-name="P1">exam@debian:~/FISAT/Day1$ cat &gt; f2.txt</text:p>
      <text:p text:style-name="P1">haii</text:p>
      <text:p text:style-name="P1">exam@debian:~/FISAT/Day1$ cat f2.txt</text:p>
      <text:p text:style-name="P1">haii</text:p>
      <text:p text:style-name="P1">exam@debian:~/FISAT/Day1$ cat &gt; f3.txt</text:p>
      <text:p text:style-name="P1">hello world</text:p>
      <text:p text:style-name="P1">exam@debian:~/FISAT/Day1$ cat f3.txt</text:p>
      <text:p text:style-name="P1">hello world</text:p>
      <text:p text:style-name="P1">exam@debian:~/FISAT/Day1$ cd ..</text:p>
      <text:p text:style-name="P1">exam@debian:~/FISAT$ mkdir Day2</text:p>
      <text:p text:style-name="P1">exam@debian:~/FISAT$ cd Day2</text:p>
      <text:p text:style-name="P1">exam@debian:~/FISAT/Day2$ cat &gt; m1</text:p>
      <text:p text:style-name="P1">my name is rahana</text:p>
      <text:p text:style-name="P1">exam@debian:~/FISAT/Day2$ cat m1</text:p>
      <text:p text:style-name="P1">my name is rahana</text:p>
      <text:p text:style-name="P1">exam@debian:~/FISAT/Day2$ cat &gt; m2</text:p>
      <text:p text:style-name="P1">I am a student</text:p>
      <text:p text:style-name="P1">exam@debian:~/FISAT/Day2$ cd ..</text:p>
      <text:p text:style-name="P1">exam@debian:~/FISAT$ cd Day3</text:p>
      <text:p text:style-name="P1">bash: cd: Day3: No such file or directory</text:p>
      <text:p text:style-name="P1">exam@debian:~/FISAT$ mkdir Day3</text:p>
      <text:p text:style-name="P1">exam@debian:~/FISAT$ cd Day3</text:p>
      <text:p text:style-name="P1">exam@debian:~/FISAT/Day3$ cat &gt; c1</text:p>
      <text:p text:style-name="P1">I am studying in FISAT.</text:p>
      <text:p text:style-name="P1">exam@debian:~/FISAT/Day3$ cat &gt; c2</text:p>
      <text:p text:style-name="P1">MCA</text:p>
      <text:p text:style-name="P1">exam@debian:~/FISAT/Day3$ cat <text:s/>c2</text:p>
      <text:p text:style-name="P1">MCA</text:p>
      <text:p text:style-name="P1">exam@debian:~/FISAT/Day3$ cat <text:s/>c1</text:p>
      <text:p text:style-name="P1">I am studying in FISAT.</text:p>
      <text:p text:style-name="P1">exam@debian:~/FISAT/Day3$ cd ..</text:p>
      <text:p text:style-name="P1">exam@debian:~/FISAT$ cd Day1</text:p>
      <text:p text:style-name="P1">exam@debian:~/FISAT/Day1$ cd file.txt</text:p>
      <text:p text:style-name="P1">bash: cd: file.txt: No such file or directory</text:p>
      <text:p text:style-name="P1">exam@debian:~/FISAT/Day1$ cd f1.txt</text:p>
      <text:p text:style-name="P1">exam@debian:~/FISAT/Day1$ ps</text:p>
      <text:p text:style-name="P1"><text:s text:c="4"/>PID TTY <text:s text:c="9"/>TIME CMD</text:p>
      <text:p text:style-name="P1"><text:s text:c="3"/>5206 pts/0 <text:s text:c="3"/>00:00:00 bash</text:p>
      <text:p text:style-name="P1"><text:s text:c="3"/>5600 pts/0 <text:s text:c="3"/>00:00:00 ps</text:p>
      <text:p text:style-name="P1">exam@debian:~/FISAT/Day1$ pwd</text:p>
      <text:p text:style-name="P1">/home/exam/FISAT/Day1</text:p>
      <text:p text:style-name="P1">exam@debian:~/FISAT/Day1$ ls</text:p>
      <text:p text:style-name="P1">f1.txt <text:s/>f2.txt <text:s/>f3.txt</text:p>
      <text:p text:style-name="P1">exam@debian:~/FISAT/Day1$ cd ..</text:p>
      <text:p text:style-name="P1"><text:soft-page-break/>exam@debian:~/FISAT$ cd Day3</text:p>
      <text:p text:style-name="P1">exam@debian:~/FISAT/Day3$ cd ..</text:p>
      <text:p text:style-name="P1">exam@debian:~/FISAT$ cd Day2</text:p>
      <text:p text:style-name="P1">exam@debian:~/FISAT/Day2$ cp m3.txt Day3/c3.txt</text:p>
      <text:p text:style-name="P1">cp: cannot stat 'm3.txt': No such file or directory</text:p>
      <text:p text:style-name="P1">exam@debian:~/FISAT/Day2$ cd <text:s/>..</text:p>
      <text:p text:style-name="P1">exam@debian:~/FISAT$ cd Day1</text:p>
      <text:p text:style-name="P1">exam@debian:~/FISAT/Day1$ chmod a+w f1.txt</text:p>
      <text:p text:style-name="P1">exam@debian:~/FISAT/Day1$ ls -l</text:p>
      <text:p text:style-name="P1">total 12</text:p>
      <text:p text:style-name="P1">-rw-rw-rw- 1 exam exam <text:s/>6 Oct <text:s/>8 10:03 f1.txt</text:p>
      <text:p text:style-name="P1">-rw-r--r-- 1 exam exam <text:s/>5 Oct <text:s/>8 10:03 f2.txt</text:p>
      <text:p text:style-name="P1">-rw-r--r-- 1 exam exam 12 Oct <text:s/>8 10:04 f3.txt</text:p>
      <text:p text:style-name="P1">exam@debian:~/FISAT/Day1$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2:02:44.839335462</meta:creation-date>
    <dc:date>2021-10-08T12:14:52.679073541</dc:date>
    <meta:editing-duration>PT12M7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2" meta:paragraph-count="66" meta:word-count="230" meta:character-count="1847" meta:non-whitespace-character-count="1649"/>
  </office:meta>
</office:document-meta>
</file>